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 style:data-style-name="N4">
      <style:table-cell-properties fo:border-bottom="none" fo:background-color="#000000" fo:border-left="0.06pt solid #000000" fo:border-right="none" fo:border-top="none"/>
    </style:style>
    <style:style style:name="ce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9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0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30000" table:maximum-difference="0.01"/>
      </table:calculation-settings>
      <table:table table:name="Sheet1" table:style-name="ta1">
        <table:shapes>
          <draw:frame draw:z-index="0" draw:style-name="gr1" draw:text-style-name="P1" svg:width="22.692cm" svg:height="11.363cm" svg:x="0cm" svg:y="8.847cm">
            <draw:object draw:notify-on-update-of-ranges="Sheet1.A3:Sheet1.A3 Sheet1.B3:Sheet1.J3 Sheet1.A4:Sheet1.A4 Sheet1.B4:Sheet1.J4 Sheet1.A5:Sheet1.A5 Sheet1.B5:Sheet1.J5 Sheet1.A6:Sheet1.A6 Sheet1.B6:Sheet1.J6 Sheet1.A7:Sheet1.A7 Sheet1.B7:Sheet1.J7 Sheet1.A8:Sheet1.A8 Sheet1.B8:Sheet1.J8 Sheet1.A9:Sheet1.A9 Sheet1.B9:Sheet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6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6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6"/>
        <table:table-row table:style-name="ro1">
          <table:table-cell table:style-name="ce1"/>
          <table:table-cell table:style-name="ce3" office:value-type="string" calcext:value-type="string" table:number-columns-spanned="9" table:number-rows-spanned="1">
            <text:p>Puissance de 2</text:p>
          </table:table-cell>
          <table:covered-table-cell table:number-columns-repeated="7" table:style-name="ce11"/>
          <table:covered-table-cell table:style-name="ce1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</table:table-row>
        <table:table-row table:style-name="ro1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7" table:formula="of:=POWER(2; [.B2])" office:value-type="float" office:value="4" calcext:value-type="float">
            <text:p>4</text:p>
          </table:table-cell>
          <table:table-cell table:style-name="ce7" table:formula="of:=POWER(2; [.C2])" office:value-type="float" office:value="8" calcext:value-type="float">
            <text:p>8</text:p>
          </table:table-cell>
          <table:table-cell table:style-name="ce7" table:formula="of:=POWER(2; [.D2])" office:value-type="float" office:value="16" calcext:value-type="float">
            <text:p>16</text:p>
          </table:table-cell>
          <table:table-cell table:style-name="ce7" table:formula="of:=POWER(2; [.E2])" office:value-type="float" office:value="32" calcext:value-type="float">
            <text:p>32</text:p>
          </table:table-cell>
          <table:table-cell table:style-name="ce7" table:formula="of:=POWER(2; [.F2])" office:value-type="float" office:value="64" calcext:value-type="float">
            <text:p>64</text:p>
          </table:table-cell>
          <table:table-cell table:style-name="ce7" table:formula="of:=POWER(2; [.G2])" office:value-type="float" office:value="128" calcext:value-type="float">
            <text:p>128</text:p>
          </table:table-cell>
          <table:table-cell table:style-name="ce7" table:formula="of:=POWER(2; [.H2])" office:value-type="float" office:value="256" calcext:value-type="float">
            <text:p>256</text:p>
          </table:table-cell>
          <table:table-cell table:style-name="ce7" table:formula="of:=POWER(2; [.I2])" office:value-type="float" office:value="512" calcext:value-type="float">
            <text:p>512</text:p>
          </table:table-cell>
          <table:table-cell table:style-name="ce7" table:formula="of:=POWER(2; [.J2])"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Conventionel</text:p>
          </table:table-cell>
          <table:table-cell table:style-name="ce8" office:value-type="float" office:value="0.00108" calcext:value-type="float">
            <text:p>0.0011</text:p>
          </table:table-cell>
          <table:table-cell table:style-name="ce12" office:value-type="float" office:value="0.00189" calcext:value-type="float">
            <text:p>0.0019</text:p>
          </table:table-cell>
          <table:table-cell table:style-name="ce12" office:value-type="float" office:value="0.01414" calcext:value-type="float">
            <text:p>0.0141</text:p>
          </table:table-cell>
          <table:table-cell table:style-name="ce12" office:value-type="float" office:value="0.09039" calcext:value-type="float">
            <text:p>0.0904</text:p>
          </table:table-cell>
          <table:table-cell table:style-name="ce12" office:value-type="float" office:value="0.76157" calcext:value-type="float">
            <text:p>0.7616</text:p>
          </table:table-cell>
          <table:table-cell table:style-name="ce12" office:value-type="float" office:value="6.13054" calcext:value-type="float">
            <text:p>6.1305</text:p>
          </table:table-cell>
          <table:table-cell table:style-name="ce12" office:value-type="float" office:value="51.81865" calcext:value-type="float">
            <text:p>51.8187</text:p>
          </table:table-cell>
          <table:table-cell table:style-name="ce12" office:value-type="float" office:value="1145.40706" calcext:value-type="float">
            <text:p>1,145.4071</text:p>
          </table:table-cell>
          <table:table-cell table:style-name="ce17" office:value-type="float" office:value="7573.39828" calcext:value-type="float">
            <text:p>7,573.3983</text:p>
          </table:table-cell>
          <table:table-cell office:value-type="string" calcext:value-type="string">
            <text:p>LINEST raw output</text:p>
          </table:table-cell>
          <table:table-cell table:number-columns-repeated="6"/>
          <table:table-cell office:value-type="string" calcext:value-type="string">
            <text:p>LINEST raw output</text:p>
          </table:table-cell>
          <table:table-cell table:number-columns-repeated="6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Strassen</text:p>
          </table:table-cell>
          <table:table-cell table:style-name="ce9" office:value-type="float" office:value="0.0507" calcext:value-type="float">
            <text:p>0.0507</text:p>
          </table:table-cell>
          <table:table-cell table:style-name="ce13" office:value-type="float" office:value="0.21203" calcext:value-type="float">
            <text:p>0.2120</text:p>
          </table:table-cell>
          <table:table-cell table:style-name="ce13" office:value-type="float" office:value="1.43752" calcext:value-type="float">
            <text:p>1.4375</text:p>
          </table:table-cell>
          <table:table-cell table:style-name="ce13" office:value-type="float" office:value="9.55826" calcext:value-type="float">
            <text:p>9.5583</text:p>
          </table:table-cell>
          <table:table-cell table:style-name="ce13" office:value-type="float" office:value="61.56849" calcext:value-type="float">
            <text:p>61.5685</text:p>
          </table:table-cell>
          <table:table-cell table:style-name="ce13" office:value-type="float" office:value="423.80569" calcext:value-type="float">
            <text:p>423.8057</text:p>
          </table:table-cell>
          <table:table-cell table:style-name="ce13" office:value-type="float" office:value="2990.27421" calcext:value-type="float">
            <text:p>2,990.2742</text:p>
          </table:table-cell>
          <table:table-cell table:style-name="ce13" office:value-type="float" office:value="20937.95413" calcext:value-type="float">
            <text:p>20,937.9541</text:p>
          </table:table-cell>
          <table:table-cell table:style-name="ce18" office:value-type="float" office:value="146602.21043" calcext:value-type="float">
            <text:p>146,602.2104</text:p>
          </table:table-cell>
          <table:table-cell table:number-matrix-columns-spanned="2" table:number-matrix-rows-spanned="5" table:formula="of:=LINEST([.$B$12:.$J$12] ; [.$B$11:.$J$11] ; 1 ; 1)" office:value-type="float" office:value="2.9725949133809" calcext:value-type="float">
            <text:p>2.9725949133809</text:p>
          </table:table-cell>
          <table:table-cell office:value-type="float" office:value="-5.28699688547888" calcext:value-type="float">
            <text:p>-5.28699688547888</text:p>
          </table:table-cell>
          <table:table-cell table:number-columns-repeated="5"/>
          <table:table-cell table:number-matrix-columns-spanned="2" table:number-matrix-rows-spanned="5" table:formula="of:=LINEST([.$B$13:.$J$13] ; [.$B$11:.$J$11] ; 1 ; 1)" office:value-type="float" office:value="2.71906033278725" calcext:value-type="float">
            <text:p>2.71906033278725</text:p>
          </table:table-cell>
          <table:table-cell office:value-type="float" office:value="-3.0723668687279" calcext:value-type="float">
            <text:p>-3.0723668687279</text:p>
          </table:table-cell>
          <table:table-cell table:number-columns-repeated="5"/>
          <table:table-cell table:number-matrix-columns-spanned="2" table:number-matrix-rows-spanned="5" table:formula="of:=LINEST([.$B$14:.$J$14] ; [.$B$11:.$J$11] ; 1 ; 1)" office:value-type="float" office:value="2.79812887019616" calcext:value-type="float">
            <text:p>2.79812887019616</text:p>
          </table:table-cell>
          <table:table-cell office:value-type="float" office:value="-4.82390205906975" calcext:value-type="float">
            <text:p>-4.8239020590697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trassenSeuil</text:p>
          </table:table-cell>
          <table:table-cell table:style-name="ce10" office:value-type="float" office:value="0.00128" calcext:value-type="float">
            <text:p>0.0013</text:p>
          </table:table-cell>
          <table:table-cell table:style-name="ce14" office:value-type="float" office:value="0.00273" calcext:value-type="float">
            <text:p>0.0027</text:p>
          </table:table-cell>
          <table:table-cell table:style-name="ce14" office:value-type="float" office:value="0.02923" calcext:value-type="float">
            <text:p>0.0292</text:p>
          </table:table-cell>
          <table:table-cell table:style-name="ce14" office:value-type="float" office:value="0.26083" calcext:value-type="float">
            <text:p>0.2608</text:p>
          </table:table-cell>
          <table:table-cell table:style-name="ce14" office:value-type="float" office:value="1.84361" calcext:value-type="float">
            <text:p>1.8436</text:p>
          </table:table-cell>
          <table:table-cell table:style-name="ce14" office:value-type="float" office:value="12.45615" calcext:value-type="float">
            <text:p>12.4562</text:p>
          </table:table-cell>
          <table:table-cell table:style-name="ce14" office:value-type="float" office:value="83.32443" calcext:value-type="float">
            <text:p>83.3244</text:p>
          </table:table-cell>
          <table:table-cell table:style-name="ce14" office:value-type="float" office:value="580.23932" calcext:value-type="float">
            <text:p>580.2393</text:p>
          </table:table-cell>
          <table:table-cell table:style-name="ce19" office:value-type="float" office:value="3973.82807" calcext:value-type="float">
            <text:p>3,973.8281</text:p>
          </table:table-cell>
          <table:table-cell office:value-type="float" office:value="0.125930522025065" calcext:value-type="float">
            <text:p>0.125930522025065</text:p>
          </table:table-cell>
          <table:table-cell office:value-type="float" office:value="0.247619666003387" calcext:value-type="float">
            <text:p>0.247619666003387</text:p>
          </table:table-cell>
          <table:table-cell table:number-columns-repeated="5"/>
          <table:table-cell office:value-type="float" office:value="0.0296011855800765" calcext:value-type="float">
            <text:p>0.029601185580077</text:p>
          </table:table-cell>
          <table:table-cell office:value-type="float" office:value="0.0582053942822844" calcext:value-type="float">
            <text:p>0.058205394282284</text:p>
          </table:table-cell>
          <table:table-cell table:number-columns-repeated="5"/>
          <table:table-cell office:value-type="float" office:value="0.0608691716266557" calcext:value-type="float">
            <text:p>0.060869171626656</text:p>
          </table:table-cell>
          <table:table-cell office:value-type="float" office:value="0.11968825115404" calcext:value-type="float">
            <text:p>0.11968825115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gression</text:p>
          </table:table-cell>
          <table:table-cell table:formula="of:=POWER(10; [.B16])" office:value-type="float" office:value="0.000318187842817215" calcext:value-type="float">
            <text:p>0.000318187842817</text:p>
          </table:table-cell>
          <table:table-cell table:formula="of:=POWER(10; [.C16])" office:value-type="float" office:value="0.00249760535102358" calcext:value-type="float">
            <text:p>0.002497605351024</text:p>
          </table:table-cell>
          <table:table-cell table:formula="of:=POWER(10; [.D16])" office:value-type="float" office:value="0.0196048737570565" calcext:value-type="float">
            <text:p>0.019604873757057</text:p>
          </table:table-cell>
          <table:table-cell table:formula="of:=POWER(10; [.E16])" office:value-type="float" office:value="0.153887832948711" calcext:value-type="float">
            <text:p>0.153887832948711</text:p>
          </table:table-cell>
          <table:table-cell table:formula="of:=POWER(10; [.F16])" office:value-type="float" office:value="1.2079376497452" calcext:value-type="float">
            <text:p>1.2079376497452</text:p>
          </table:table-cell>
          <table:table-cell table:formula="of:=POWER(10; [.G16])" office:value-type="float" office:value="9.48166815864042" calcext:value-type="float">
            <text:p>9.48166815864042</text:p>
          </table:table-cell>
          <table:table-cell table:formula="of:=POWER(10; [.H16])" office:value-type="float" office:value="74.4260526108604" calcext:value-type="float">
            <text:p>74.4260526108604</text:p>
          </table:table-cell>
          <table:table-cell table:formula="of:=POWER(10; [.I16])" office:value-type="float" office:value="584.204932566302" calcext:value-type="float">
            <text:p>584.204932566302</text:p>
          </table:table-cell>
          <table:table-cell table:formula="of:=POWER(10; [.J16])" office:value-type="float" office:value="4585.6980353274" calcext:value-type="float">
            <text:p>4585.6980353274</text:p>
          </table:table-cell>
          <table:table-cell office:value-type="float" office:value="0.987593005430593" calcext:value-type="float">
            <text:p>0.987593005430593</text:p>
          </table:table-cell>
          <table:table-cell office:value-type="float" office:value="0.293640801757825" calcext:value-type="float">
            <text:p>0.293640801757825</text:p>
          </table:table-cell>
          <table:table-cell table:number-columns-repeated="5"/>
          <table:table-cell office:value-type="float" office:value="0.999171068938883" calcext:value-type="float">
            <text:p>0.999171068938883</text:p>
          </table:table-cell>
          <table:table-cell office:value-type="float" office:value="0.06902310676506" calcext:value-type="float">
            <text:p>0.06902310676506</text:p>
          </table:table-cell>
          <table:table-cell table:number-columns-repeated="5"/>
          <table:table-cell office:value-type="float" office:value="0.996698424979452" calcext:value-type="float">
            <text:p>0.996698424979452</text:p>
          </table:table-cell>
          <table:table-cell office:value-type="float" office:value="0.141932806053391" calcext:value-type="float">
            <text:p>0.141932806053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gression</text:p>
          </table:table-cell>
          <table:table-cell table:formula="of:=POWER(10; [.B17])" office:value-type="float" office:value="0.0367003808990813" calcext:value-type="float">
            <text:p>0.036700380899081</text:p>
          </table:table-cell>
          <table:table-cell table:formula="of:=POWER(10; [.C17])" office:value-type="float" office:value="0.241651386804574" calcext:value-type="float">
            <text:p>0.241651386804574</text:p>
          </table:table-cell>
          <table:table-cell table:formula="of:=POWER(10; [.D17])" office:value-type="float" office:value="1.59113860167146" calcext:value-type="float">
            <text:p>1.59113860167146</text:p>
          </table:table-cell>
          <table:table-cell table:formula="of:=POWER(10; [.E17])" office:value-type="float" office:value="10.4767536541242" calcext:value-type="float">
            <text:p>10.4767536541242</text:p>
          </table:table-cell>
          <table:table-cell table:formula="of:=POWER(10; [.F17])" office:value-type="float" office:value="68.9835360752991" calcext:value-type="float">
            <text:p>68.9835360752991</text:p>
          </table:table-cell>
          <table:table-cell table:formula="of:=POWER(10; [.G17])" office:value-type="float" office:value="454.217824199659" calcext:value-type="float">
            <text:p>454.217824199659</text:p>
          </table:table-cell>
          <table:table-cell table:formula="of:=POWER(10; [.H17])" office:value-type="float" office:value="2990.76915389593" calcext:value-type="float">
            <text:p>2990.76915389593</text:p>
          </table:table-cell>
          <table:table-cell table:formula="of:=POWER(10; [.I17])" office:value-type="float" office:value="19692.534408257" calcext:value-type="float">
            <text:p>19692.534408257</text:p>
          </table:table-cell>
          <table:table-cell table:formula="of:=POWER(10; [.J17])" office:value-type="float" office:value="129664.274126682" calcext:value-type="float">
            <text:p>129664.274126682</text:p>
          </table:table-cell>
          <table:table-cell office:value-type="float" office:value="557.19787732158" calcext:value-type="float">
            <text:p>557.1978773215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437.61056938064" calcext:value-type="float">
            <text:p>8437.6105693806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113.20019428143" calcext:value-type="float">
            <text:p>2113.2001942814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gression</text:p>
          </table:table-cell>
          <table:table-cell table:formula="of:=POWER(10; [.B18])" office:value-type="float" office:value="0.000725670359274617" calcext:value-type="float">
            <text:p>0.000725670359275</text:p>
          </table:table-cell>
          <table:table-cell table:formula="of:=POWER(10; [.C18])" office:value-type="float" office:value="0.00504731147010632" calcext:value-type="float">
            <text:p>0.005047311470106</text:p>
          </table:table-cell>
          <table:table-cell table:formula="of:=POWER(10; [.D18])" office:value-type="float" office:value="0.0351059578921373" calcext:value-type="float">
            <text:p>0.035105957892137</text:p>
          </table:table-cell>
          <table:table-cell table:formula="of:=POWER(10; [.E18])" office:value-type="float" office:value="0.244175198385084" calcext:value-type="float">
            <text:p>0.244175198385084</text:p>
          </table:table-cell>
          <table:table-cell table:formula="of:=POWER(10; [.F18])" office:value-type="float" office:value="1.69833074173852" calcext:value-type="float">
            <text:p>1.69833074173852</text:p>
          </table:table-cell>
          <table:table-cell table:formula="of:=POWER(10; [.G18])" office:value-type="float" office:value="11.812531851762" calcext:value-type="float">
            <text:p>11.812531851762</text:p>
          </table:table-cell>
          <table:table-cell table:formula="of:=POWER(10; [.H18])" office:value-type="float" office:value="82.1606212027081" calcext:value-type="float">
            <text:p>82.1606212027081</text:p>
          </table:table-cell>
          <table:table-cell table:formula="of:=POWER(10; [.I18])" office:value-type="float" office:value="571.458156568522" calcext:value-type="float">
            <text:p>571.458156568522</text:p>
          </table:table-cell>
          <table:table-cell table:formula="of:=POWER(10; [.J18])" office:value-type="float" office:value="3974.70734675908" calcext:value-type="float">
            <text:p>3974.70734675908</text:p>
          </table:table-cell>
          <table:table-cell office:value-type="float" office:value="48.0443426508503" calcext:value-type="float">
            <text:p>48.0443426508503</text:p>
          </table:table-cell>
          <table:table-cell office:value-type="float" office:value="0.603574443198847" calcext:value-type="float">
            <text:p>0.603574443198847</text:p>
          </table:table-cell>
          <table:table-cell table:number-columns-repeated="5"/>
          <table:table-cell office:value-type="float" office:value="40.1983737179952" calcext:value-type="float">
            <text:p>40.1983737179952</text:p>
          </table:table-cell>
          <table:table-cell office:value-type="float" office:value="0.0333493248725061" calcext:value-type="float">
            <text:p>0.033349324872506</text:p>
          </table:table-cell>
          <table:table-cell table:number-columns-repeated="5"/>
          <table:table-cell office:value-type="float" office:value="42.5702518885131" calcext:value-type="float">
            <text:p>42.5702518885131</text:p>
          </table:table-cell>
          <table:table-cell office:value-type="float" office:value="0.141014450039326" calcext:value-type="float">
            <text:p>0.141014450039326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formula="of:=LOG10([.B3])" office:value-type="float" office:value="0.602059991327962" calcext:value-type="float">
            <text:p>0.602059991327962</text:p>
          </table:table-cell>
          <table:table-cell table:formula="of:=LOG10([.C3])" office:value-type="float" office:value="0.903089986991943" calcext:value-type="float">
            <text:p>0.903089986991943</text:p>
          </table:table-cell>
          <table:table-cell table:formula="of:=LOG10([.D3])" office:value-type="float" office:value="1.20411998265592" calcext:value-type="float">
            <text:p>1.20411998265592</text:p>
          </table:table-cell>
          <table:table-cell table:formula="of:=LOG10([.E3])" office:value-type="float" office:value="1.50514997831991" calcext:value-type="float">
            <text:p>1.50514997831991</text:p>
          </table:table-cell>
          <table:table-cell table:formula="of:=LOG10([.F3])" office:value-type="float" office:value="1.80617997398389" calcext:value-type="float">
            <text:p>1.80617997398389</text:p>
          </table:table-cell>
          <table:table-cell table:formula="of:=LOG10([.G3])" office:value-type="float" office:value="2.10720996964787" calcext:value-type="float">
            <text:p>2.10720996964787</text:p>
          </table:table-cell>
          <table:table-cell table:formula="of:=LOG10([.H3])" office:value-type="float" office:value="2.40823996531185" calcext:value-type="float">
            <text:p>2.40823996531185</text:p>
          </table:table-cell>
          <table:table-cell table:formula="of:=LOG10([.I3])" office:value-type="float" office:value="2.70926996097583" calcext:value-type="float">
            <text:p>2.70926996097583</text:p>
          </table:table-cell>
          <table:table-cell table:formula="of:=LOG10([.J3])" office:value-type="float" office:value="3.01029995663981" calcext:value-type="float">
            <text:p>3.01029995663981</text:p>
          </table:table-cell>
          <table:table-cell office:value-type="string" calcext:value-type="string">
            <text:p>Regression Statistics</text:p>
          </table:table-cell>
          <table:table-cell table:number-columns-repeated="6"/>
          <table:table-cell office:value-type="string" calcext:value-type="string">
            <text:p>Regression Statistics</text:p>
          </table:table-cell>
          <table:table-cell table:number-columns-repeated="6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/>
          <table:table-cell table:formula="of:=LOG10([.B4])" office:value-type="float" office:value="-2.96657624451305" calcext:value-type="float">
            <text:p>-2.96657624451305</text:p>
          </table:table-cell>
          <table:table-cell table:formula="of:=LOG10([.C4])" office:value-type="float" office:value="-2.72353819582676" calcext:value-type="float">
            <text:p>-2.72353819582676</text:p>
          </table:table-cell>
          <table:table-cell table:formula="of:=LOG10([.D4])" office:value-type="float" office:value="-1.84955059053912" calcext:value-type="float">
            <text:p>-1.84955059053912</text:p>
          </table:table-cell>
          <table:table-cell table:formula="of:=LOG10([.E4])" office:value-type="float" office:value="-1.04387961360698" calcext:value-type="float">
            <text:p>-1.04387961360698</text:p>
          </table:table-cell>
          <table:table-cell table:formula="of:=LOG10([.F4])" office:value-type="float" office:value="-0.118290172148624" calcext:value-type="float">
            <text:p>-0.118290172148624</text:p>
          </table:table-cell>
          <table:table-cell table:formula="of:=LOG10([.G4])" office:value-type="float" office:value="0.787498730422377" calcext:value-type="float">
            <text:p>0.787498730422377</text:p>
          </table:table-cell>
          <table:table-cell table:formula="of:=LOG10([.H4])" office:value-type="float" office:value="1.71448609438528" calcext:value-type="float">
            <text:p>1.71448609438528</text:p>
          </table:table-cell>
          <table:table-cell table:formula="of:=LOG10([.I4])" office:value-type="float" office:value="3.05895985566712" calcext:value-type="float">
            <text:p>3.05895985566712</text:p>
          </table:table-cell>
          <table:table-cell table:formula="of:=LOG10([.J4])" office:value-type="float" office:value="3.87929079668437" calcext:value-type="float">
            <text:p>3.87929079668437</text:p>
          </table:table-cell>
          <table:table-cell office:value-type="string" calcext:value-type="string">
            <text:p>R^2</text:p>
          </table:table-cell>
          <table:table-cell table:formula="of:=[.$K$7]" office:value-type="float" office:value="0.987593005430593" calcext:value-type="float">
            <text:p>0.987593005430593</text:p>
          </table:table-cell>
          <table:table-cell table:number-columns-repeated="5"/>
          <table:table-cell office:value-type="string" calcext:value-type="string">
            <text:p>R^2</text:p>
          </table:table-cell>
          <table:table-cell table:formula="of:=[.$R$7]" office:value-type="float" office:value="0.999171068938883" calcext:value-type="float">
            <text:p>0.999171068938883</text:p>
          </table:table-cell>
          <table:table-cell table:number-columns-repeated="5"/>
          <table:table-cell office:value-type="string" calcext:value-type="string">
            <text:p>R^2</text:p>
          </table:table-cell>
          <table:table-cell table:formula="of:=[.$Y$7]" office:value-type="float" office:value="0.996698424979452" calcext:value-type="float">
            <text:p>0.996698424979452</text:p>
          </table:table-cell>
          <table:table-cell table:number-columns-repeated="5"/>
        </table:table-row>
        <table:table-row table:style-name="ro1">
          <table:table-cell/>
          <table:table-cell table:formula="of:=LOG10([.B5])" office:value-type="float" office:value="-1.29499204066666" calcext:value-type="float">
            <text:p>-1.29499204066666</text:p>
          </table:table-cell>
          <table:table-cell table:formula="of:=LOG10([.C5])" office:value-type="float" office:value="-0.673602686652887" calcext:value-type="float">
            <text:p>-0.673602686652887</text:p>
          </table:table-cell>
          <table:table-cell table:formula="of:=LOG10([.D5])" office:value-type="float" office:value="0.157613895677644" calcext:value-type="float">
            <text:p>0.157613895677644</text:p>
          </table:table-cell>
          <table:table-cell table:formula="of:=LOG10([.E5])" office:value-type="float" office:value="0.980378839851811" calcext:value-type="float">
            <text:p>0.980378839851811</text:p>
          </table:table-cell>
          <table:table-cell table:formula="of:=LOG10([.F5])" office:value-type="float" office:value="1.78935850241868" calcext:value-type="float">
            <text:p>1.78935850241868</text:p>
          </table:table-cell>
          <table:table-cell table:formula="of:=LOG10([.G5])" office:value-type="float" office:value="2.62716678323606" calcext:value-type="float">
            <text:p>2.62716678323606</text:p>
          </table:table-cell>
          <table:table-cell table:formula="of:=LOG10([.H5])" office:value-type="float" office:value="3.47571101522393" calcext:value-type="float">
            <text:p>3.47571101522393</text:p>
          </table:table-cell>
          <table:table-cell table:formula="of:=LOG10([.I5])" office:value-type="float" office:value="4.32093424403533" calcext:value-type="float">
            <text:p>4.32093424403533</text:p>
          </table:table-cell>
          <table:table-cell table:formula="of:=LOG10([.J5])" office:value-type="float" office:value="5.16614051853372" calcext:value-type="float">
            <text:p>5.16614051853372</text:p>
          </table:table-cell>
          <table:table-cell office:value-type="string" calcext:value-type="string">
            <text:p>Standard Error</text:p>
          </table:table-cell>
          <table:table-cell table:formula="of:=[.$L$7]" office:value-type="float" office:value="0.293640801757825" calcext:value-type="float">
            <text:p>0.293640801757825</text:p>
          </table:table-cell>
          <table:table-cell table:number-columns-repeated="5"/>
          <table:table-cell office:value-type="string" calcext:value-type="string">
            <text:p>Standard Error</text:p>
          </table:table-cell>
          <table:table-cell table:formula="of:=[.$S$7]" office:value-type="float" office:value="0.06902310676506" calcext:value-type="float">
            <text:p>0.06902310676506</text:p>
          </table:table-cell>
          <table:table-cell table:number-columns-repeated="5"/>
          <table:table-cell office:value-type="string" calcext:value-type="string">
            <text:p>Standard Error</text:p>
          </table:table-cell>
          <table:table-cell table:formula="of:=[.$Z$7]" office:value-type="float" office:value="0.141932806053391" calcext:value-type="float">
            <text:p>0.141932806053391</text:p>
          </table:table-cell>
          <table:table-cell table:number-columns-repeated="5"/>
        </table:table-row>
        <table:table-row table:style-name="ro1">
          <table:table-cell/>
          <table:table-cell table:formula="of:=LOG10([.B6])" office:value-type="float" office:value="-2.89279003035213" calcext:value-type="float">
            <text:p>-2.89279003035213</text:p>
          </table:table-cell>
          <table:table-cell table:formula="of:=LOG10([.C6])" office:value-type="float" office:value="-2.56383735295924" calcext:value-type="float">
            <text:p>-2.56383735295924</text:p>
          </table:table-cell>
          <table:table-cell table:formula="of:=LOG10([.D6])" office:value-type="float" office:value="-1.53417118464256" calcext:value-type="float">
            <text:p>-1.53417118464256</text:p>
          </table:table-cell>
          <table:table-cell table:formula="of:=LOG10([.E6])" office:value-type="float" office:value="-0.583642458625866" calcext:value-type="float">
            <text:p>-0.583642458625866</text:p>
          </table:table-cell>
          <table:table-cell table:formula="of:=LOG10([.F6])" office:value-type="float" office:value="0.265669055133238" calcext:value-type="float">
            <text:p>0.265669055133238</text:p>
          </table:table-cell>
          <table:table-cell table:formula="of:=LOG10([.G6])" office:value-type="float" office:value="1.09538382947176" calcext:value-type="float">
            <text:p>1.09538382947176</text:p>
          </table:table-cell>
          <table:table-cell table:formula="of:=LOG10([.H6])" office:value-type="float" office:value="1.92077235145106" calcext:value-type="float">
            <text:p>1.92077235145106</text:p>
          </table:table-cell>
          <table:table-cell table:formula="of:=LOG10([.I6])" office:value-type="float" office:value="2.76360715549116" calcext:value-type="float">
            <text:p>2.76360715549116</text:p>
          </table:table-cell>
          <table:table-cell table:formula="of:=LOG10([.J6])" office:value-type="float" office:value="3.59920907317502" calcext:value-type="float">
            <text:p>3.59920907317502</text:p>
          </table:table-cell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.49731641770723" calcext:value-type="float">
            <text:p>-3.49731641770723</text:p>
          </table:table-cell>
          <table:table-cell office:value-type="float" office:value="-2.60247618382141" calcext:value-type="float">
            <text:p>-2.60247618382141</text:p>
          </table:table-cell>
          <table:table-cell office:value-type="float" office:value="-1.70763594993558" calcext:value-type="float">
            <text:p>-1.70763594993558</text:p>
          </table:table-cell>
          <table:table-cell office:value-type="float" office:value="-0.812795716049756" calcext:value-type="float">
            <text:p>-0.812795716049756</text:p>
          </table:table-cell>
          <table:table-cell office:value-type="float" office:value="0.0820445178360689" calcext:value-type="float">
            <text:p>0.082044517836069</text:p>
          </table:table-cell>
          <table:table-cell office:value-type="float" office:value="0.976884751721894" calcext:value-type="float">
            <text:p>0.976884751721894</text:p>
          </table:table-cell>
          <table:table-cell office:value-type="float" office:value="1.87172498560772" calcext:value-type="float">
            <text:p>1.87172498560772</text:p>
          </table:table-cell>
          <table:table-cell office:value-type="float" office:value="2.76656521949354" calcext:value-type="float">
            <text:p>2.76656521949354</text:p>
          </table:table-cell>
          <table:table-cell office:value-type="float" office:value="3.66140545337937" calcext:value-type="float">
            <text:p>3.66140545337937</text:p>
          </table:table-cell>
          <table:table-cell office:value-type="string" calcext:value-type="string">
            <text:p>Adjusted R^2</text:p>
          </table:table-cell>
          <table:table-cell table:formula="of:=1 - (1 - [.$K$7])*([.$L$15] - 1)/([.$L$15] - [.$L$14] - 1)" office:value-type="float" office:value="0.985820577634963" calcext:value-type="float">
            <text:p>0.985820577634963</text:p>
          </table:table-cell>
          <table:table-cell table:number-columns-repeated="5"/>
          <table:table-cell office:value-type="string" calcext:value-type="string">
            <text:p>Adjusted R^2</text:p>
          </table:table-cell>
          <table:table-cell table:formula="of:=1 - (1 - [.$R$7])*([.$S$15] - 1)/([.$S$15] - [.$S$14] - 1)" office:value-type="float" office:value="0.999052650215866" calcext:value-type="float">
            <text:p>0.999052650215866</text:p>
          </table:table-cell>
          <table:table-cell table:number-columns-repeated="5"/>
          <table:table-cell office:value-type="string" calcext:value-type="string">
            <text:p>Adjusted R^2</text:p>
          </table:table-cell>
          <table:table-cell table:formula="of:=1 - (1 - [.$Y$7])*([.$Z$15] - 1)/([.$Z$15] - [.$Z$14] - 1)" office:value-type="float" office:value="0.996226771405088" calcext:value-type="float">
            <text:p>0.996226771405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4353294283498" calcext:value-type="float">
            <text:p>-1.4353294283498</text:p>
          </table:table-cell>
          <table:table-cell office:value-type="float" office:value="-0.616810708160747" calcext:value-type="float">
            <text:p>-0.616810708160747</text:p>
          </table:table-cell>
          <table:table-cell office:value-type="float" office:value="0.201708012028303" calcext:value-type="float">
            <text:p>0.201708012028303</text:p>
          </table:table-cell>
          <table:table-cell office:value-type="float" office:value="1.02022673221735" calcext:value-type="float">
            <text:p>1.02022673221735</text:p>
          </table:table-cell>
          <table:table-cell office:value-type="float" office:value="1.8387454524064" calcext:value-type="float">
            <text:p>1.8387454524064</text:p>
          </table:table-cell>
          <table:table-cell office:value-type="float" office:value="2.65726417259545" calcext:value-type="float">
            <text:p>2.65726417259545</text:p>
          </table:table-cell>
          <table:table-cell office:value-type="float" office:value="3.4757828927845" calcext:value-type="float">
            <text:p>3.4757828927845</text:p>
          </table:table-cell>
          <table:table-cell office:value-type="float" office:value="4.29430161297355" calcext:value-type="float">
            <text:p>4.29430161297355</text:p>
          </table:table-cell>
          <table:table-cell office:value-type="float" office:value="5.1128203331626" calcext:value-type="float">
            <text:p>5.11282033316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3.13926061574493" calcext:value-type="float">
            <text:p>-3.13926061574493</text:p>
          </table:table-cell>
          <table:table-cell office:value-type="float" office:value="-2.29693989408252" calcext:value-type="float">
            <text:p>-2.29693989408252</text:p>
          </table:table-cell>
          <table:table-cell office:value-type="float" office:value="-1.45461917242011" calcext:value-type="float">
            <text:p>-1.45461917242011</text:p>
          </table:table-cell>
          <table:table-cell office:value-type="float" office:value="-0.612298450757696" calcext:value-type="float">
            <text:p>-0.612298450757696</text:p>
          </table:table-cell>
          <table:table-cell office:value-type="float" office:value="0.230022270904715" calcext:value-type="float">
            <text:p>0.230022270904715</text:p>
          </table:table-cell>
          <table:table-cell office:value-type="float" office:value="1.07234299256713" calcext:value-type="float">
            <text:p>1.07234299256713</text:p>
          </table:table-cell>
          <table:table-cell office:value-type="float" office:value="1.91466371422954" calcext:value-type="float">
            <text:p>1.91466371422954</text:p>
          </table:table-cell>
          <table:table-cell office:value-type="float" office:value="2.75698443589195" calcext:value-type="float">
            <text:p>2.75698443589195</text:p>
          </table:table-cell>
          <table:table-cell office:value-type="float" office:value="3.59930515755436" calcext:value-type="float">
            <text:p>3.59930515755436</text:p>
          </table:table-cell>
          <table:table-cell office:value-type="string" calcext:value-type="string">
            <text:p>Analysis of Variance (ANOVA)</text:p>
          </table:table-cell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Regression</text:p>
          </table:table-cell>
          <table:table-cell table:formula="of:=[.$L$14]" office:value-type="float" office:value="1" calcext:value-type="float">
            <text:p>1</text:p>
          </table:table-cell>
          <table:table-cell table:formula="of:=[.$K$9]" office:value-type="float" office:value="48.0443426508503" calcext:value-type="float">
            <text:p>48.0443426508503</text:p>
          </table:table-cell>
          <table:table-cell table:formula="of:=[.$K$9] / [.$L$20]" office:value-type="float" office:value="48.0443426508503" calcext:value-type="float">
            <text:p>48.0443426508503</text:p>
          </table:table-cell>
          <table:table-cell table:formula="of:=[.$K$8]" office:value-type="float" office:value="557.19787732158" calcext:value-type="float">
            <text:p>557.19787732158</text:p>
          </table:table-cell>
          <table:table-cell table:formula="of:=LEGACY.FDIST([.$K$8] ; [.$L$20] ; [.$L$8])" office:value-type="float" office:value="0.0000000622116266962292" calcext:value-type="float">
            <text:p>6.22116266962292E-08</text:p>
          </table:table-cell>
          <table:table-cell/>
          <table:table-cell office:value-type="string" calcext:value-type="string">
            <text:p>Regression</text:p>
          </table:table-cell>
          <table:table-cell table:formula="of:=[.$S$14]" office:value-type="float" office:value="1" calcext:value-type="float">
            <text:p>1</text:p>
          </table:table-cell>
          <table:table-cell table:formula="of:=[.$R$9]" office:value-type="float" office:value="40.1983737179952" calcext:value-type="float">
            <text:p>40.1983737179952</text:p>
          </table:table-cell>
          <table:table-cell table:formula="of:=[.$R$9] / [.$S$20]" office:value-type="float" office:value="40.1983737179952" calcext:value-type="float">
            <text:p>40.1983737179952</text:p>
          </table:table-cell>
          <table:table-cell table:formula="of:=[.$R$8]" office:value-type="float" office:value="8437.61056938064" calcext:value-type="float">
            <text:p>8437.61056938064</text:p>
          </table:table-cell>
          <table:table-cell table:formula="of:=LEGACY.FDIST([.$R$8] ; [.$S$20] ; [.$S$8])" office:value-type="float" office:value="0.00000000000477404553851874" calcext:value-type="float">
            <text:p>4.77404553851874E-12</text:p>
          </table:table-cell>
          <table:table-cell/>
          <table:table-cell office:value-type="string" calcext:value-type="string">
            <text:p>Regression</text:p>
          </table:table-cell>
          <table:table-cell table:formula="of:=[.$Z$14]" office:value-type="float" office:value="1" calcext:value-type="float">
            <text:p>1</text:p>
          </table:table-cell>
          <table:table-cell table:formula="of:=[.$Y$9]" office:value-type="float" office:value="42.5702518885131" calcext:value-type="float">
            <text:p>42.5702518885131</text:p>
          </table:table-cell>
          <table:table-cell table:formula="of:=[.$Y$9] / [.$Z$20]" office:value-type="float" office:value="42.5702518885131" calcext:value-type="float">
            <text:p>42.5702518885131</text:p>
          </table:table-cell>
          <table:table-cell table:formula="of:=[.$Y$8]" office:value-type="float" office:value="2113.20019428143" calcext:value-type="float">
            <text:p>2113.20019428143</text:p>
          </table:table-cell>
          <table:table-cell table:formula="of:=LEGACY.FDIST([.$Y$8] ; [.$Z$20] ; [.$Z$8])" office:value-type="float" office:value="0.000000000602579760196758" calcext:value-type="float">
            <text:p>6.02579760196758E-1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Residual</text:p>
          </table:table-cell>
          <table:table-cell table:formula="of:=[.$L$8]" office:value-type="float" office:value="7" calcext:value-type="float">
            <text:p>7</text:p>
          </table:table-cell>
          <table:table-cell table:formula="of:=[.$L$9]" office:value-type="float" office:value="0.603574443198847" calcext:value-type="float">
            <text:p>0.603574443198847</text:p>
          </table:table-cell>
          <table:table-cell table:formula="of:=[.$L$9] / [.$L$8]" office:value-type="float" office:value="0.0862249204569782" calcext:value-type="float">
            <text:p>0.086224920456978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S$8]" office:value-type="float" office:value="7" calcext:value-type="float">
            <text:p>7</text:p>
          </table:table-cell>
          <table:table-cell table:formula="of:=[.$S$9]" office:value-type="float" office:value="0.0333493248725061" calcext:value-type="float">
            <text:p>0.033349324872506</text:p>
          </table:table-cell>
          <table:table-cell table:formula="of:=[.$S$9] / [.$S$8]" office:value-type="float" office:value="0.00476418926750088" calcext:value-type="float">
            <text:p>0.004764189267501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Z$8]" office:value-type="float" office:value="7" calcext:value-type="float">
            <text:p>7</text:p>
          </table:table-cell>
          <table:table-cell table:formula="of:=[.$Z$9]" office:value-type="float" office:value="0.141014450039326" calcext:value-type="float">
            <text:p>0.141014450039326</text:p>
          </table:table-cell>
          <table:table-cell table:formula="of:=[.$Z$9] / [.$Z$8]" office:value-type="float" office:value="0.0201449214341894" calcext:value-type="float">
            <text:p>0.02014492143418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float" office:value="8" calcext:value-type="float">
            <text:p>8</text:p>
          </table:table-cell>
          <table:table-cell table:formula="of:=[.$K$9] + [.$L$9]" office:value-type="float" office:value="48.6479170940491" calcext:value-type="float">
            <text:p>48.6479170940491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[.$S$20] + [.$S$8]" office:value-type="float" office:value="8" calcext:value-type="float">
            <text:p>8</text:p>
          </table:table-cell>
          <table:table-cell table:formula="of:=[.$R$9] + [.$S$9]" office:value-type="float" office:value="40.2317230428677" calcext:value-type="float">
            <text:p>40.2317230428677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[.$Z$20] + [.$Z$8]" office:value-type="float" office:value="8" calcext:value-type="float">
            <text:p>8</text:p>
          </table:table-cell>
          <table:table-cell table:formula="of:=[.$Y$9] + [.$Z$9]" office:value-type="float" office:value="42.7112663385525" calcext:value-type="float">
            <text:p>42.7112663385525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1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L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L$24] * 100) ; &quot;%&quot;)" office:value-type="string" office:string-value="Upper 95%" calcext:value-type="string">
            <text:p>Upper 95%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S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S$24] * 100) ; &quot;%&quot;)" office:value-type="string" office:string-value="Upper 95%" calcext:value-type="string">
            <text:p>Upper 95%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Z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Z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10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K$5:.$L$5]; 1 ; 29 - ROW())" office:value-type="float" office:value="-5.28699688547888" calcext:value-type="float">
            <text:p>-5.28699688547888</text:p>
          </table:table-cell>
          <table:table-cell table:number-matrix-columns-spanned="1" table:number-matrix-rows-spanned="2" table:formula="of:=INDEX([.$K$6:.$L$6]; 1 ; 29 - ROW())" office:value-type="float" office:value="0.247619666003387" calcext:value-type="float">
            <text:p>0.247619666003387</text:p>
          </table:table-cell>
          <table:table-cell table:number-matrix-columns-spanned="1" table:number-matrix-rows-spanned="2" table:formula="of:=[.$L$27:.$L$28] / [.$M$27:.$M$28]" office:value-type="float" office:value="-21.3512802549639" calcext:value-type="float">
            <text:p>-21.3512802549639</text:p>
          </table:table-cell>
          <table:table-cell table:number-matrix-columns-spanned="1" table:number-matrix-rows-spanned="2" table:formula="of:=LEGACY.TDIST(ABS([.$N$27:.$N$28]) ; [.$L$8] ; 2 )" office:value-type="float" office:value="0.000000124513231084838" calcext:value-type="float">
            <text:p>1.24513231084838E-07</text:p>
          </table:table-cell>
          <table:table-cell table:number-matrix-columns-spanned="1" table:number-matrix-rows-spanned="2" table:formula="of:=[.$L$27:.$L$28] - [.$M$27:.$M$28] * TINV(1 - [.$L$24] ; [.$L$8])" office:value-type="float" office:value="-5.8725243528818" calcext:value-type="float">
            <text:p>-5.8725243528818</text:p>
          </table:table-cell>
          <table:table-cell table:number-matrix-columns-spanned="1" table:number-matrix-rows-spanned="2" table:formula="of:=[.$L$27:.$L$28] + [.$M$27:.$M$28] * TINV(1 - [.$L$24] ; [.$L$8])" office:value-type="float" office:value="-4.70146941807597" calcext:value-type="float">
            <text:p>-4.70146941807597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R$5:.$S$5]; 1 ; 29 - ROW())" office:value-type="float" office:value="-3.0723668687279" calcext:value-type="float">
            <text:p>-3.0723668687279</text:p>
          </table:table-cell>
          <table:table-cell table:number-matrix-columns-spanned="1" table:number-matrix-rows-spanned="2" table:formula="of:=INDEX([.$R$6:.$S$6]; 1 ; 29 - ROW())" office:value-type="float" office:value="0.0582053942822844" calcext:value-type="float">
            <text:p>0.058205394282284</text:p>
          </table:table-cell>
          <table:table-cell table:number-matrix-columns-spanned="1" table:number-matrix-rows-spanned="2" table:formula="of:=[.$S$27:.$S$28] / [.$T$27:.$T$28]" office:value-type="float" office:value="-52.7849163571944" calcext:value-type="float">
            <text:p>-52.7849163571944</text:p>
          </table:table-cell>
          <table:table-cell table:number-matrix-columns-spanned="1" table:number-matrix-rows-spanned="2" table:formula="of:=LEGACY.TDIST(ABS([.$U$27:.$U$28]) ; [.$S$8] ; 2 )" office:value-type="float" office:value="0.000000000229517597760974" calcext:value-type="float">
            <text:p>2.29517597760974E-10</text:p>
          </table:table-cell>
          <table:table-cell table:number-matrix-columns-spanned="1" table:number-matrix-rows-spanned="2" table:formula="of:=[.$S$27:.$S$28] - [.$T$27:.$T$28] * TINV(1 - [.$S$24] ; [.$S$8])" office:value-type="float" office:value="-3.21000075562131" calcext:value-type="float">
            <text:p>-3.21000075562131</text:p>
          </table:table-cell>
          <table:table-cell table:number-matrix-columns-spanned="1" table:number-matrix-rows-spanned="2" table:formula="of:=[.$S$27:.$S$28] + [.$T$27:.$T$28] * TINV(1 - [.$S$24] ; [.$S$8])" office:value-type="float" office:value="-2.93473298183449" calcext:value-type="float">
            <text:p>-2.93473298183449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Y$5:.$Z$5]; 1 ; 29 - ROW())" office:value-type="float" office:value="-4.82390205906975" calcext:value-type="float">
            <text:p>-4.82390205906975</text:p>
          </table:table-cell>
          <table:table-cell table:number-matrix-columns-spanned="1" table:number-matrix-rows-spanned="2" table:formula="of:=INDEX([.$Y$6:.$Z$6]; 1 ; 29 - ROW())" office:value-type="float" office:value="0.11968825115404" calcext:value-type="float">
            <text:p>0.11968825115404</text:p>
          </table:table-cell>
          <table:table-cell table:number-matrix-columns-spanned="1" table:number-matrix-rows-spanned="2" table:formula="of:=[.$Z$27:.$Z$28] / [.$AA$27:.$AA$28]" office:value-type="float" office:value="-40.3038895844619" calcext:value-type="float">
            <text:p>-40.3038895844619</text:p>
          </table:table-cell>
          <table:table-cell table:number-matrix-columns-spanned="1" table:number-matrix-rows-spanned="2" table:formula="of:=LEGACY.TDIST(ABS([.$AB$27:.$AB$28]) ; [.$Z$8] ; 2 )" office:value-type="float" office:value="0.00000000150846872319197" calcext:value-type="float">
            <text:p>1.50846872319197E-09</text:p>
          </table:table-cell>
          <table:table-cell table:number-matrix-columns-spanned="1" table:number-matrix-rows-spanned="2" table:formula="of:=[.$Z$27:.$Z$28] - [.$AA$27:.$AA$28] * TINV(1 - [.$Z$24] ; [.$Z$8])" office:value-type="float" office:value="-5.10691980037932" calcext:value-type="float">
            <text:p>-5.10691980037932</text:p>
          </table:table-cell>
          <table:table-cell table:number-matrix-columns-spanned="1" table:number-matrix-rows-spanned="2" table:formula="of:=[.$Z$27:.$Z$28] + [.$AA$27:.$AA$28] * TINV(1 - [.$Z$24] ; [.$Z$8])" office:value-type="float" office:value="-4.54088431776018" calcext:value-type="float">
            <text:p>-4.54088431776018</text:p>
          </table:table-cell>
        </table:table-row>
        <table:table-row table:style-name="ro1">
          <table:table-cell table:number-columns-repeated="10"/>
          <table:table-cell table:formula="of:=&quot;X1&quot;" office:value-type="string" office:string-value="X1" calcext:value-type="string">
            <text:p>X1</text:p>
          </table:table-cell>
          <table:table-cell office:value-type="float" office:value="2.9725949133809" calcext:value-type="float">
            <text:p>2.9725949133809</text:p>
          </table:table-cell>
          <table:table-cell office:value-type="float" office:value="0.125930522025065" calcext:value-type="float">
            <text:p>0.125930522025065</text:p>
          </table:table-cell>
          <table:table-cell office:value-type="float" office:value="23.605039235756" calcext:value-type="float">
            <text:p>23.605039235756</text:p>
          </table:table-cell>
          <table:table-cell office:value-type="float" office:value="0.0000000622116266962292" calcext:value-type="float">
            <text:p>6.22116266962292E-08</text:p>
          </table:table-cell>
          <table:table-cell office:value-type="float" office:value="2.67481654698469" calcext:value-type="float">
            <text:p>2.67481654698469</text:p>
          </table:table-cell>
          <table:table-cell office:value-type="float" office:value="3.27037327977711" calcext:value-type="float">
            <text:p>3.27037327977711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float" office:value="2.71906033278725" calcext:value-type="float">
            <text:p>2.71906033278725</text:p>
          </table:table-cell>
          <table:table-cell office:value-type="float" office:value="0.0296011855800765" calcext:value-type="float">
            <text:p>0.029601185580077</text:p>
          </table:table-cell>
          <table:table-cell office:value-type="float" office:value="91.8564672158724" calcext:value-type="float">
            <text:p>91.8564672158724</text:p>
          </table:table-cell>
          <table:table-cell office:value-type="float" office:value="0.00000000000477404553851874" calcext:value-type="float">
            <text:p>4.77404553851874E-12</text:p>
          </table:table-cell>
          <table:table-cell office:value-type="float" office:value="2.64906465148871" calcext:value-type="float">
            <text:p>2.64906465148871</text:p>
          </table:table-cell>
          <table:table-cell office:value-type="float" office:value="2.7890560140858" calcext:value-type="float">
            <text:p>2.7890560140858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float" office:value="2.79812887019616" calcext:value-type="float">
            <text:p>2.79812887019616</text:p>
          </table:table-cell>
          <table:table-cell office:value-type="float" office:value="0.0608691716266557" calcext:value-type="float">
            <text:p>0.060869171626656</text:p>
          </table:table-cell>
          <table:table-cell office:value-type="float" office:value="45.9695572556603" calcext:value-type="float">
            <text:p>45.9695572556603</text:p>
          </table:table-cell>
          <table:table-cell office:value-type="float" office:value="0.00000000060257976019676" calcext:value-type="float">
            <text:p>6.0257976019676E-10</text:p>
          </table:table-cell>
          <table:table-cell office:value-type="float" office:value="2.65419615079341" calcext:value-type="float">
            <text:p>2.65419615079341</text:p>
          </table:table-cell>
          <table:table-cell office:value-type="float" office:value="2.94206158959892" calcext:value-type="float">
            <text:p>2.9420615895989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matrix-columns-spanned="1" table:number-matrix-rows-spanned="9" table:formula="of:=TRANSPOSE([.$B$11:.$J$11])" office:value-type="float" office:value="0.602059991327962" calcext:value-type="float">
            <text:p>0.602059991327962</text:p>
          </table:table-cell>
          <table:table-cell table:number-matrix-columns-spanned="1" table:number-matrix-rows-spanned="9" table:formula="of:=MMULT([.$K$31:.$K$39] ; [.$L$28]) + [.$L$27]" office:value-type="float" office:value="-3.49731641770723" calcext:value-type="float">
            <text:p>-3.49731641770723</text:p>
          </table:table-cell>
          <table:table-cell table:number-matrix-columns-spanned="1" table:number-matrix-rows-spanned="9" table:formula="of:=TRANSPOSE([.$B$12:.$J$12])" office:value-type="float" office:value="-2.96657624451305" calcext:value-type="float">
            <text:p>-2.96657624451305</text:p>
          </table:table-cell>
          <table:table-cell table:number-matrix-columns-spanned="1" table:number-matrix-rows-spanned="9" table:formula="of:=[.$M$31:.$M$39] - [.$L$31:.$L$39]" office:value-type="float" office:value="0.530740173194181" calcext:value-type="float">
            <text:p>0.530740173194181</text:p>
          </table:table-cell>
          <table:table-cell table:number-columns-repeated="3"/>
          <table:table-cell table:number-matrix-columns-spanned="1" table:number-matrix-rows-spanned="9" table:formula="of:=TRANSPOSE([.$B$11:.$J$11])" office:value-type="float" office:value="0.602059991327962" calcext:value-type="float">
            <text:p>0.602059991327962</text:p>
          </table:table-cell>
          <table:table-cell table:number-matrix-columns-spanned="1" table:number-matrix-rows-spanned="9" table:formula="of:=MMULT([.$R$31:.$R$39] ; [.$S$28]) + [.$S$27]" office:value-type="float" office:value="-1.4353294283498" calcext:value-type="float">
            <text:p>-1.4353294283498</text:p>
          </table:table-cell>
          <table:table-cell table:number-matrix-columns-spanned="1" table:number-matrix-rows-spanned="9" table:formula="of:=TRANSPOSE([.$B$13:.$J$13])" office:value-type="float" office:value="-1.29499204066666" calcext:value-type="float">
            <text:p>-1.29499204066666</text:p>
          </table:table-cell>
          <table:table-cell table:number-matrix-columns-spanned="1" table:number-matrix-rows-spanned="9" table:formula="of:=[.$T$31:.$T$39] - [.$S$31:.$S$39]" office:value-type="float" office:value="0.140337387683133" calcext:value-type="float">
            <text:p>0.140337387683133</text:p>
          </table:table-cell>
          <table:table-cell table:number-columns-repeated="3"/>
          <table:table-cell table:number-matrix-columns-spanned="1" table:number-matrix-rows-spanned="9" table:formula="of:=TRANSPOSE([.$B$11:.$J$11])" office:value-type="float" office:value="0.602059991327962" calcext:value-type="float">
            <text:p>0.602059991327962</text:p>
          </table:table-cell>
          <table:table-cell table:number-matrix-columns-spanned="1" table:number-matrix-rows-spanned="9" table:formula="of:=MMULT([.$Y$31:.$Y$39] ; [.$Z$28]) + [.$Z$27]" office:value-type="float" office:value="-3.13926061574493" calcext:value-type="float">
            <text:p>-3.13926061574493</text:p>
          </table:table-cell>
          <table:table-cell table:number-matrix-columns-spanned="1" table:number-matrix-rows-spanned="9" table:formula="of:=TRANSPOSE([.$B$14:.$J$14])" office:value-type="float" office:value="-2.89279003035213" calcext:value-type="float">
            <text:p>-2.89279003035213</text:p>
          </table:table-cell>
          <table:table-cell table:number-matrix-columns-spanned="1" table:number-matrix-rows-spanned="9" table:formula="of:=[.$AA$31:.$AA$39] - [.$Z$31:.$Z$39]" office:value-type="float" office:value="0.246470585392799" calcext:value-type="float">
            <text:p>0.24647058539279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903089986991943" calcext:value-type="float">
            <text:p>0.903089986991943</text:p>
          </table:table-cell>
          <table:table-cell office:value-type="float" office:value="-2.60247618382141" calcext:value-type="float">
            <text:p>-2.60247618382141</text:p>
          </table:table-cell>
          <table:table-cell office:value-type="float" office:value="-2.72353819582676" calcext:value-type="float">
            <text:p>-2.72353819582676</text:p>
          </table:table-cell>
          <table:table-cell office:value-type="float" office:value="-0.12106201200535" calcext:value-type="float">
            <text:p>-0.12106201200535</text:p>
          </table:table-cell>
          <table:table-cell table:number-columns-repeated="3"/>
          <table:table-cell office:value-type="float" office:value="0.903089986991943" calcext:value-type="float">
            <text:p>0.903089986991943</text:p>
          </table:table-cell>
          <table:table-cell office:value-type="float" office:value="-0.616810708160747" calcext:value-type="float">
            <text:p>-0.616810708160747</text:p>
          </table:table-cell>
          <table:table-cell office:value-type="float" office:value="-0.673602686652887" calcext:value-type="float">
            <text:p>-0.673602686652887</text:p>
          </table:table-cell>
          <table:table-cell office:value-type="float" office:value="-0.0567919784921399" calcext:value-type="float">
            <text:p>-0.05679197849214</text:p>
          </table:table-cell>
          <table:table-cell table:number-columns-repeated="3"/>
          <table:table-cell office:value-type="float" office:value="0.903089986991943" calcext:value-type="float">
            <text:p>0.903089986991943</text:p>
          </table:table-cell>
          <table:table-cell office:value-type="float" office:value="-2.29693989408252" calcext:value-type="float">
            <text:p>-2.29693989408252</text:p>
          </table:table-cell>
          <table:table-cell office:value-type="float" office:value="-2.56383735295924" calcext:value-type="float">
            <text:p>-2.56383735295924</text:p>
          </table:table-cell>
          <table:table-cell office:value-type="float" office:value="-0.266897458876725" calcext:value-type="float">
            <text:p>-0.2668974588767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.20411998265592" calcext:value-type="float">
            <text:p>1.20411998265592</text:p>
          </table:table-cell>
          <table:table-cell office:value-type="float" office:value="-1.70763594993558" calcext:value-type="float">
            <text:p>-1.70763594993558</text:p>
          </table:table-cell>
          <table:table-cell office:value-type="float" office:value="-1.84955059053912" calcext:value-type="float">
            <text:p>-1.84955059053912</text:p>
          </table:table-cell>
          <table:table-cell office:value-type="float" office:value="-0.141914640603538" calcext:value-type="float">
            <text:p>-0.141914640603538</text:p>
          </table:table-cell>
          <table:table-cell table:number-columns-repeated="3"/>
          <table:table-cell office:value-type="float" office:value="1.20411998265592" calcext:value-type="float">
            <text:p>1.20411998265592</text:p>
          </table:table-cell>
          <table:table-cell office:value-type="float" office:value="0.201708012028303" calcext:value-type="float">
            <text:p>0.201708012028303</text:p>
          </table:table-cell>
          <table:table-cell office:value-type="float" office:value="0.157613895677644" calcext:value-type="float">
            <text:p>0.157613895677644</text:p>
          </table:table-cell>
          <table:table-cell office:value-type="float" office:value="-0.044094116350659" calcext:value-type="float">
            <text:p>-0.044094116350659</text:p>
          </table:table-cell>
          <table:table-cell table:number-columns-repeated="3"/>
          <table:table-cell office:value-type="float" office:value="1.20411998265592" calcext:value-type="float">
            <text:p>1.20411998265592</text:p>
          </table:table-cell>
          <table:table-cell office:value-type="float" office:value="-1.45461917242011" calcext:value-type="float">
            <text:p>-1.45461917242011</text:p>
          </table:table-cell>
          <table:table-cell office:value-type="float" office:value="-1.53417118464256" calcext:value-type="float">
            <text:p>-1.53417118464256</text:p>
          </table:table-cell>
          <table:table-cell office:value-type="float" office:value="-0.079552012222456" calcext:value-type="float">
            <text:p>-0.07955201222245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.50514997831991" calcext:value-type="float">
            <text:p>1.50514997831991</text:p>
          </table:table-cell>
          <table:table-cell office:value-type="float" office:value="-0.812795716049756" calcext:value-type="float">
            <text:p>-0.812795716049756</text:p>
          </table:table-cell>
          <table:table-cell office:value-type="float" office:value="-1.04387961360698" calcext:value-type="float">
            <text:p>-1.04387961360698</text:p>
          </table:table-cell>
          <table:table-cell office:value-type="float" office:value="-0.231083897557224" calcext:value-type="float">
            <text:p>-0.231083897557224</text:p>
          </table:table-cell>
          <table:table-cell table:number-columns-repeated="3"/>
          <table:table-cell office:value-type="float" office:value="1.50514997831991" calcext:value-type="float">
            <text:p>1.50514997831991</text:p>
          </table:table-cell>
          <table:table-cell office:value-type="float" office:value="1.02022673221735" calcext:value-type="float">
            <text:p>1.02022673221735</text:p>
          </table:table-cell>
          <table:table-cell office:value-type="float" office:value="0.980378839851811" calcext:value-type="float">
            <text:p>0.980378839851811</text:p>
          </table:table-cell>
          <table:table-cell office:value-type="float" office:value="-0.0398478923655429" calcext:value-type="float">
            <text:p>-0.039847892365543</text:p>
          </table:table-cell>
          <table:table-cell table:number-columns-repeated="3"/>
          <table:table-cell office:value-type="float" office:value="1.50514997831991" calcext:value-type="float">
            <text:p>1.50514997831991</text:p>
          </table:table-cell>
          <table:table-cell office:value-type="float" office:value="-0.612298450757696" calcext:value-type="float">
            <text:p>-0.612298450757696</text:p>
          </table:table-cell>
          <table:table-cell office:value-type="float" office:value="-0.583642458625866" calcext:value-type="float">
            <text:p>-0.583642458625866</text:p>
          </table:table-cell>
          <table:table-cell office:value-type="float" office:value="0.02865599213183" calcext:value-type="float">
            <text:p>0.0286559921318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.80617997398389" calcext:value-type="float">
            <text:p>1.80617997398389</text:p>
          </table:table-cell>
          <table:table-cell office:value-type="float" office:value="0.0820445178360689" calcext:value-type="float">
            <text:p>0.082044517836069</text:p>
          </table:table-cell>
          <table:table-cell office:value-type="float" office:value="-0.118290172148624" calcext:value-type="float">
            <text:p>-0.118290172148624</text:p>
          </table:table-cell>
          <table:table-cell office:value-type="float" office:value="-0.200334689984692" calcext:value-type="float">
            <text:p>-0.200334689984692</text:p>
          </table:table-cell>
          <table:table-cell table:number-columns-repeated="3"/>
          <table:table-cell office:value-type="float" office:value="1.80617997398389" calcext:value-type="float">
            <text:p>1.80617997398389</text:p>
          </table:table-cell>
          <table:table-cell office:value-type="float" office:value="1.8387454524064" calcext:value-type="float">
            <text:p>1.8387454524064</text:p>
          </table:table-cell>
          <table:table-cell office:value-type="float" office:value="1.78935850241868" calcext:value-type="float">
            <text:p>1.78935850241868</text:p>
          </table:table-cell>
          <table:table-cell office:value-type="float" office:value="-0.0493869499877215" calcext:value-type="float">
            <text:p>-0.049386949987722</text:p>
          </table:table-cell>
          <table:table-cell table:number-columns-repeated="3"/>
          <table:table-cell office:value-type="float" office:value="1.80617997398389" calcext:value-type="float">
            <text:p>1.80617997398389</text:p>
          </table:table-cell>
          <table:table-cell office:value-type="float" office:value="0.230022270904715" calcext:value-type="float">
            <text:p>0.230022270904715</text:p>
          </table:table-cell>
          <table:table-cell office:value-type="float" office:value="0.265669055133238" calcext:value-type="float">
            <text:p>0.265669055133238</text:p>
          </table:table-cell>
          <table:table-cell office:value-type="float" office:value="0.0356467842285235" calcext:value-type="float">
            <text:p>0.03564678422852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.10720996964787" calcext:value-type="float">
            <text:p>2.10720996964787</text:p>
          </table:table-cell>
          <table:table-cell office:value-type="float" office:value="0.976884751721894" calcext:value-type="float">
            <text:p>0.976884751721894</text:p>
          </table:table-cell>
          <table:table-cell office:value-type="float" office:value="0.787498730422377" calcext:value-type="float">
            <text:p>0.787498730422377</text:p>
          </table:table-cell>
          <table:table-cell office:value-type="float" office:value="-0.189386021299517" calcext:value-type="float">
            <text:p>-0.189386021299517</text:p>
          </table:table-cell>
          <table:table-cell table:number-columns-repeated="3"/>
          <table:table-cell office:value-type="float" office:value="2.10720996964787" calcext:value-type="float">
            <text:p>2.10720996964787</text:p>
          </table:table-cell>
          <table:table-cell office:value-type="float" office:value="2.65726417259545" calcext:value-type="float">
            <text:p>2.65726417259545</text:p>
          </table:table-cell>
          <table:table-cell office:value-type="float" office:value="2.62716678323606" calcext:value-type="float">
            <text:p>2.62716678323606</text:p>
          </table:table-cell>
          <table:table-cell office:value-type="float" office:value="-0.0300973893593905" calcext:value-type="float">
            <text:p>-0.030097389359391</text:p>
          </table:table-cell>
          <table:table-cell table:number-columns-repeated="3"/>
          <table:table-cell office:value-type="float" office:value="2.10720996964787" calcext:value-type="float">
            <text:p>2.10720996964787</text:p>
          </table:table-cell>
          <table:table-cell office:value-type="float" office:value="1.07234299256713" calcext:value-type="float">
            <text:p>1.07234299256713</text:p>
          </table:table-cell>
          <table:table-cell office:value-type="float" office:value="1.09538382947176" calcext:value-type="float">
            <text:p>1.09538382947176</text:p>
          </table:table-cell>
          <table:table-cell office:value-type="float" office:value="0.0230408369046304" calcext:value-type="float">
            <text:p>0.02304083690463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.40823996531185" calcext:value-type="float">
            <text:p>2.40823996531185</text:p>
          </table:table-cell>
          <table:table-cell office:value-type="float" office:value="1.87172498560772" calcext:value-type="float">
            <text:p>1.87172498560772</text:p>
          </table:table-cell>
          <table:table-cell office:value-type="float" office:value="1.71448609438528" calcext:value-type="float">
            <text:p>1.71448609438528</text:p>
          </table:table-cell>
          <table:table-cell office:value-type="float" office:value="-0.157238891222439" calcext:value-type="float">
            <text:p>-0.157238891222439</text:p>
          </table:table-cell>
          <table:table-cell table:number-columns-repeated="3"/>
          <table:table-cell office:value-type="float" office:value="2.40823996531185" calcext:value-type="float">
            <text:p>2.40823996531185</text:p>
          </table:table-cell>
          <table:table-cell office:value-type="float" office:value="3.4757828927845" calcext:value-type="float">
            <text:p>3.4757828927845</text:p>
          </table:table-cell>
          <table:table-cell office:value-type="float" office:value="3.47571101522393" calcext:value-type="float">
            <text:p>3.47571101522393</text:p>
          </table:table-cell>
          <table:table-cell office:value-type="float" office:value="-0.0000718775605754729" calcext:value-type="float">
            <text:p>-7.18775605754729E-05</text:p>
          </table:table-cell>
          <table:table-cell table:number-columns-repeated="3"/>
          <table:table-cell office:value-type="float" office:value="2.40823996531185" calcext:value-type="float">
            <text:p>2.40823996531185</text:p>
          </table:table-cell>
          <table:table-cell office:value-type="float" office:value="1.91466371422954" calcext:value-type="float">
            <text:p>1.91466371422954</text:p>
          </table:table-cell>
          <table:table-cell office:value-type="float" office:value="1.92077235145106" calcext:value-type="float">
            <text:p>1.92077235145106</text:p>
          </table:table-cell>
          <table:table-cell office:value-type="float" office:value="0.0061086372215251" calcext:value-type="float">
            <text:p>0.0061086372215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.70926996097583" calcext:value-type="float">
            <text:p>2.70926996097583</text:p>
          </table:table-cell>
          <table:table-cell office:value-type="float" office:value="2.76656521949354" calcext:value-type="float">
            <text:p>2.76656521949354</text:p>
          </table:table-cell>
          <table:table-cell office:value-type="float" office:value="3.05895985566712" calcext:value-type="float">
            <text:p>3.05895985566712</text:p>
          </table:table-cell>
          <table:table-cell office:value-type="float" office:value="0.29239463617358" calcext:value-type="float">
            <text:p>0.29239463617358</text:p>
          </table:table-cell>
          <table:table-cell table:number-columns-repeated="3"/>
          <table:table-cell office:value-type="float" office:value="2.70926996097583" calcext:value-type="float">
            <text:p>2.70926996097583</text:p>
          </table:table-cell>
          <table:table-cell office:value-type="float" office:value="4.29430161297355" calcext:value-type="float">
            <text:p>4.29430161297355</text:p>
          </table:table-cell>
          <table:table-cell office:value-type="float" office:value="4.32093424403533" calcext:value-type="float">
            <text:p>4.32093424403533</text:p>
          </table:table-cell>
          <table:table-cell office:value-type="float" office:value="0.0266326310617764" calcext:value-type="float">
            <text:p>0.026632631061776</text:p>
          </table:table-cell>
          <table:table-cell table:number-columns-repeated="3"/>
          <table:table-cell office:value-type="float" office:value="2.70926996097583" calcext:value-type="float">
            <text:p>2.70926996097583</text:p>
          </table:table-cell>
          <table:table-cell office:value-type="float" office:value="2.75698443589195" calcext:value-type="float">
            <text:p>2.75698443589195</text:p>
          </table:table-cell>
          <table:table-cell office:value-type="float" office:value="2.76360715549116" calcext:value-type="float">
            <text:p>2.76360715549116</text:p>
          </table:table-cell>
          <table:table-cell office:value-type="float" office:value="0.00662271959920657" calcext:value-type="float">
            <text:p>0.00662271959920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2" office:value-type="float" office:value="3.01029995663981" calcext:value-type="float">
            <text:p>3.01029995663981</text:p>
          </table:table-cell>
          <table:table-cell table:style-name="ce24" office:value-type="float" office:value="3.66140545337937" calcext:value-type="float">
            <text:p>3.66140545337937</text:p>
          </table:table-cell>
          <table:table-cell table:style-name="ce24" office:value-type="float" office:value="3.87929079668437" calcext:value-type="float">
            <text:p>3.87929079668437</text:p>
          </table:table-cell>
          <table:table-cell table:style-name="ce24" office:value-type="float" office:value="0.217885343305004" calcext:value-type="float">
            <text:p>0.217885343305004</text:p>
          </table:table-cell>
          <table:table-cell table:style-name="ce24" table:number-columns-repeated="2"/>
          <table:table-cell table:style-name="ce27"/>
          <table:table-cell table:style-name="ce22" office:value-type="float" office:value="3.01029995663981" calcext:value-type="float">
            <text:p>3.01029995663981</text:p>
          </table:table-cell>
          <table:table-cell table:style-name="ce24" office:value-type="float" office:value="5.1128203331626" calcext:value-type="float">
            <text:p>5.1128203331626</text:p>
          </table:table-cell>
          <table:table-cell table:style-name="ce24" office:value-type="float" office:value="5.16614051853372" calcext:value-type="float">
            <text:p>5.16614051853372</text:p>
          </table:table-cell>
          <table:table-cell table:style-name="ce24" office:value-type="float" office:value="0.0533201853711161" calcext:value-type="float">
            <text:p>0.053320185371116</text:p>
          </table:table-cell>
          <table:table-cell table:style-name="ce24" table:number-columns-repeated="2"/>
          <table:table-cell table:style-name="ce27"/>
          <table:table-cell table:style-name="ce22" office:value-type="float" office:value="3.01029995663981" calcext:value-type="float">
            <text:p>3.01029995663981</text:p>
          </table:table-cell>
          <table:table-cell table:style-name="ce24" office:value-type="float" office:value="3.59930515755436" calcext:value-type="float">
            <text:p>3.59930515755436</text:p>
          </table:table-cell>
          <table:table-cell table:style-name="ce24" office:value-type="float" office:value="3.59920907317502" calcext:value-type="float">
            <text:p>3.59920907317502</text:p>
          </table:table-cell>
          <table:table-cell table:style-name="ce24" office:value-type="float" office:value="-0.0000960843793400557" calcext:value-type="float">
            <text:p>-9.60843793400557E-05</text:p>
          </table:table-cell>
          <table:table-cell table:style-name="ce24" table:number-columns-repeated="2"/>
          <table:table-cell table:style-name="ce27"/>
        </table:table-row>
        <table:table-row table:style-name="ro1" table:number-rows-repeated="11">
          <table:table-cell table:number-columns-repeated="10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g(x)</text:p>
          </table:table-cell>
          <table:table-cell office:value-type="string" calcext:value-type="string">
            <text:p>log(y)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 number:title="User-defined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20:14:06.504693334</meta:creation-date>
    <dc:date>2020-02-16T11:53:09.580734741</dc:date>
    <meta:editing-duration>PT1H16M6S</meta:editing-duration>
    <meta:editing-cycles>2</meta:editing-cycles>
    <meta:generator>LibreOffice/6.3.4.2.0$Linux_X86_64 LibreOffice_project/30$Build-2</meta:generator>
    <meta:document-statistic meta:table-count="1" meta:cell-count="46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inimum="3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Fine_20_Dashed" svg:stroke-width="0.02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draw:stroke="dash" draw:stroke-dash="Fine_20_Dashed" svg:stroke-width="0.02cm" svg:stroke-color="#ff420e" draw:fill-color="#ff420e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draw:stroke="dash" draw:stroke-dash="Fine_20_Dashed" svg:stroke-width="0.02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93cm" svg:height="11.364cm" xlink:href=".." xlink:type="simple" chart:class="chart:scatter" chart:style-name="ch1">
        <chart:legend chart:legend-position="top" svg:x="5.521cm" svg:y="0.185cm" style:legend-expansion="wide" chart:style-name="ch2"/>
        <chart:plot-area chart:style-name="ch3" table:cell-range-address="Sheet1.A3:Sheet1.J9" chart:data-source-has-labels="both" svg:x="1.464cm" svg:y="1.508cm" svg:width="20.776cm" svg:height="8.648cm">
          <chartooo:coordinate-region svg:x="3.198cm" svg:y="1.708cm" svg:width="19.042cm" svg:height="7.801cm"/>
          <chart:axis chart:dimension="x" chart:name="primary-x" chart:style-name="ch4" chartooo:axis-type="auto">
            <chart:title svg:x="10.088cm" svg:y="10.383cm" chart:style-name="ch5">
              <text:p>Temps d'exécution (ms)</text:p>
            </chart:title>
            <chart:categories table:cell-range-address="Sheet1.B3:Sheet1.J3"/>
          </chart:axis>
          <chart:axis chart:dimension="y" chart:name="primary-y" chart:style-name="ch6">
            <chart:title svg:x="0.451cm" svg:y="7.636cm" chart:style-name="ch7">
              <text:p>Dimension de la matrice</text:p>
            </chart:title>
            <chart:grid chart:style-name="ch8" chart:class="major"/>
          </chart:axis>
          <chart:series chart:style-name="ch9" chart:values-cell-range-address="Sheet1.B4:Sheet1.J4" chart:label-cell-address="Sheet1.A4:Sheet1.A4" chart:class="chart:scatter">
            <chart:domain table:cell-range-address="Sheet1.B3:Sheet1.J3"/>
            <chart:data-point chart:repeated="9"/>
          </chart:series>
          <chart:series chart:style-name="ch10" chart:values-cell-range-address="Sheet1.B5:Sheet1.J5" chart:label-cell-address="Sheet1.A5:Sheet1.A5" chart:class="chart:scatter">
            <chart:data-point chart:repeated="9"/>
          </chart:series>
          <chart:series chart:style-name="ch11" chart:values-cell-range-address="Sheet1.B6:Sheet1.J6" chart:label-cell-address="Sheet1.A6:Sheet1.A6" chart:class="chart:scatter">
            <chart:data-point chart:repeated="9"/>
          </chart:series>
          <chart:series chart:style-name="ch12" chart:values-cell-range-address="Sheet1.B7:Sheet1.J7" chart:label-cell-address="Sheet1.A7:Sheet1.A7" chart:class="chart:scatter">
            <chart:data-point chart:repeated="9"/>
          </chart:series>
          <chart:series chart:style-name="ch13" chart:values-cell-range-address="Sheet1.B8:Sheet1.J8" chart:label-cell-address="Sheet1.A8:Sheet1.A8" chart:class="chart:scatter">
            <chart:data-point chart:repeated="9"/>
          </chart:series>
          <chart:series chart:style-name="ch14" chart:values-cell-range-address="Sheet1.B9:Sheet1.J9" chart:label-cell-address="Sheet1.A9:Sheet1.A9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B3:Sheet1.J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Conventionel</text:p>
                <draw:g>
                  <svg:desc>Sheet1.A4:Sheet1.A4</svg:desc>
                </draw:g>
              </table:table-cell>
              <table:table-cell office:value-type="float" office:value="0.00108">
                <text:p>0.00108</text:p>
                <draw:g>
                  <svg:desc>Sheet1.B4:Sheet1.J4</svg:desc>
                </draw:g>
              </table:table-cell>
              <table:table-cell office:value-type="float" office:value="0.00189">
                <text:p>0.00189</text:p>
              </table:table-cell>
              <table:table-cell office:value-type="float" office:value="0.01414">
                <text:p>0.01414</text:p>
              </table:table-cell>
              <table:table-cell office:value-type="float" office:value="0.09039">
                <text:p>0.09039</text:p>
              </table:table-cell>
              <table:table-cell office:value-type="float" office:value="0.76157">
                <text:p>0.76157</text:p>
              </table:table-cell>
              <table:table-cell office:value-type="float" office:value="6.13054">
                <text:p>6.13054</text:p>
              </table:table-cell>
              <table:table-cell office:value-type="float" office:value="51.81865">
                <text:p>51.81865</text:p>
              </table:table-cell>
              <table:table-cell office:value-type="float" office:value="1145.40706">
                <text:p>1145.40706</text:p>
              </table:table-cell>
              <table:table-cell office:value-type="float" office:value="7573.39828">
                <text:p>7573.39828</text:p>
              </table:table-cell>
            </table:table-row>
            <table:table-row>
              <table:table-cell office:value-type="string">
                <text:p>Strassen</text:p>
                <draw:g>
                  <svg:desc>Sheet1.A5:Sheet1.A5</svg:desc>
                </draw:g>
              </table:table-cell>
              <table:table-cell office:value-type="float" office:value="0.0507">
                <text:p>0.0507</text:p>
                <draw:g>
                  <svg:desc>Sheet1.B5:Sheet1.J5</svg:desc>
                </draw:g>
              </table:table-cell>
              <table:table-cell office:value-type="float" office:value="0.21203">
                <text:p>0.21203</text:p>
              </table:table-cell>
              <table:table-cell office:value-type="float" office:value="1.43752">
                <text:p>1.43752</text:p>
              </table:table-cell>
              <table:table-cell office:value-type="float" office:value="9.55826">
                <text:p>9.55826</text:p>
              </table:table-cell>
              <table:table-cell office:value-type="float" office:value="61.56849">
                <text:p>61.56849</text:p>
              </table:table-cell>
              <table:table-cell office:value-type="float" office:value="423.80569">
                <text:p>423.80569</text:p>
              </table:table-cell>
              <table:table-cell office:value-type="float" office:value="2990.27421">
                <text:p>2990.27421</text:p>
              </table:table-cell>
              <table:table-cell office:value-type="float" office:value="20937.95413">
                <text:p>20937.95413</text:p>
              </table:table-cell>
              <table:table-cell office:value-type="float" office:value="146602.21043">
                <text:p>146602.21043</text:p>
              </table:table-cell>
            </table:table-row>
            <table:table-row>
              <table:table-cell office:value-type="string">
                <text:p>StrassenSeuil</text:p>
                <draw:g>
                  <svg:desc>Sheet1.A6:Sheet1.A6</svg:desc>
                </draw:g>
              </table:table-cell>
              <table:table-cell office:value-type="float" office:value="0.00128">
                <text:p>0.00128</text:p>
                <draw:g>
                  <svg:desc>Sheet1.B6:Sheet1.J6</svg:desc>
                </draw:g>
              </table:table-cell>
              <table:table-cell office:value-type="float" office:value="0.00273">
                <text:p>0.00273</text:p>
              </table:table-cell>
              <table:table-cell office:value-type="float" office:value="0.02923">
                <text:p>0.02923</text:p>
              </table:table-cell>
              <table:table-cell office:value-type="float" office:value="0.26083">
                <text:p>0.26083</text:p>
              </table:table-cell>
              <table:table-cell office:value-type="float" office:value="1.84361">
                <text:p>1.84361</text:p>
              </table:table-cell>
              <table:table-cell office:value-type="float" office:value="12.45615">
                <text:p>12.45615</text:p>
              </table:table-cell>
              <table:table-cell office:value-type="float" office:value="83.32443">
                <text:p>83.32443</text:p>
              </table:table-cell>
              <table:table-cell office:value-type="float" office:value="580.23932">
                <text:p>580.23932</text:p>
              </table:table-cell>
              <table:table-cell office:value-type="float" office:value="3973.82807">
                <text:p>3973.82807</text:p>
              </table:table-cell>
            </table:table-row>
            <table:table-row>
              <table:table-cell office:value-type="string">
                <text:p>Régression</text:p>
                <draw:g>
                  <svg:desc>Sheet1.A7:Sheet1.A7</svg:desc>
                </draw:g>
              </table:table-cell>
              <table:table-cell office:value-type="float" office:value="0.000318187842817215">
                <text:p>0.000318187842817215</text:p>
                <draw:g>
                  <svg:desc>Sheet1.B7:Sheet1.J7</svg:desc>
                </draw:g>
              </table:table-cell>
              <table:table-cell office:value-type="float" office:value="0.00249760535102358">
                <text:p>0.00249760535102358</text:p>
              </table:table-cell>
              <table:table-cell office:value-type="float" office:value="0.0196048737570565">
                <text:p>0.0196048737570565</text:p>
              </table:table-cell>
              <table:table-cell office:value-type="float" office:value="0.153887832948711">
                <text:p>0.153887832948711</text:p>
              </table:table-cell>
              <table:table-cell office:value-type="float" office:value="1.2079376497452">
                <text:p>1.2079376497452</text:p>
              </table:table-cell>
              <table:table-cell office:value-type="float" office:value="9.48166815864042">
                <text:p>9.48166815864042</text:p>
              </table:table-cell>
              <table:table-cell office:value-type="float" office:value="74.4260526108604">
                <text:p>74.4260526108604</text:p>
              </table:table-cell>
              <table:table-cell office:value-type="float" office:value="584.204932566302">
                <text:p>584.204932566302</text:p>
              </table:table-cell>
              <table:table-cell office:value-type="float" office:value="4585.6980353274">
                <text:p>4585.6980353274</text:p>
              </table:table-cell>
            </table:table-row>
            <table:table-row>
              <table:table-cell office:value-type="string">
                <text:p>Régression</text:p>
                <draw:g>
                  <svg:desc>Sheet1.A8:Sheet1.A8</svg:desc>
                </draw:g>
              </table:table-cell>
              <table:table-cell office:value-type="float" office:value="0.0367003808990813">
                <text:p>0.0367003808990813</text:p>
                <draw:g>
                  <svg:desc>Sheet1.B8:Sheet1.J8</svg:desc>
                </draw:g>
              </table:table-cell>
              <table:table-cell office:value-type="float" office:value="0.241651386804574">
                <text:p>0.241651386804574</text:p>
              </table:table-cell>
              <table:table-cell office:value-type="float" office:value="1.59113860167146">
                <text:p>1.59113860167146</text:p>
              </table:table-cell>
              <table:table-cell office:value-type="float" office:value="10.4767536541242">
                <text:p>10.4767536541242</text:p>
              </table:table-cell>
              <table:table-cell office:value-type="float" office:value="68.9835360752991">
                <text:p>68.9835360752991</text:p>
              </table:table-cell>
              <table:table-cell office:value-type="float" office:value="454.217824199659">
                <text:p>454.217824199659</text:p>
              </table:table-cell>
              <table:table-cell office:value-type="float" office:value="2990.76915389593">
                <text:p>2990.76915389593</text:p>
              </table:table-cell>
              <table:table-cell office:value-type="float" office:value="19692.534408257">
                <text:p>19692.534408257</text:p>
              </table:table-cell>
              <table:table-cell office:value-type="float" office:value="129664.274126682">
                <text:p>129664.274126682</text:p>
              </table:table-cell>
            </table:table-row>
            <table:table-row>
              <table:table-cell office:value-type="string">
                <text:p>Régression</text:p>
                <draw:g>
                  <svg:desc>Sheet1.A9:Sheet1.A9</svg:desc>
                </draw:g>
              </table:table-cell>
              <table:table-cell office:value-type="float" office:value="0.000725670359274617">
                <text:p>0.000725670359274617</text:p>
                <draw:g>
                  <svg:desc>Sheet1.B9:Sheet1.J9</svg:desc>
                </draw:g>
              </table:table-cell>
              <table:table-cell office:value-type="float" office:value="0.00504731147010632">
                <text:p>0.00504731147010632</text:p>
              </table:table-cell>
              <table:table-cell office:value-type="float" office:value="0.0351059578921373">
                <text:p>0.0351059578921373</text:p>
              </table:table-cell>
              <table:table-cell office:value-type="float" office:value="0.244175198385084">
                <text:p>0.244175198385084</text:p>
              </table:table-cell>
              <table:table-cell office:value-type="float" office:value="1.69833074173852">
                <text:p>1.69833074173852</text:p>
              </table:table-cell>
              <table:table-cell office:value-type="float" office:value="11.812531851762">
                <text:p>11.812531851762</text:p>
              </table:table-cell>
              <table:table-cell office:value-type="float" office:value="82.1606212027081">
                <text:p>82.1606212027081</text:p>
              </table:table-cell>
              <table:table-cell office:value-type="float" office:value="571.458156568522">
                <text:p>571.458156568522</text:p>
              </table:table-cell>
              <table:table-cell office:value-type="float" office:value="3974.70734675908">
                <text:p>3974.70734675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